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91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5.7492in"/>
    </style:style>
    <style:style style:name="co4" style:family="table-column">
      <style:table-column-properties fo:break-before="auto" style:column-width="4.2508in"/>
    </style:style>
    <style:style style:name="co5" style:family="table-column">
      <style:table-column-properties fo:break-before="auto" style:column-width="3.8874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office:value-type="string">
            <text:p>Author</text:p>
          </table:table-cell>
          <table:table-cell office:value-type="string">
            <text:p>Year</text:p>
          </table:table-cell>
          <table:table-cell office:value-type="string">
            <text:p>Title</text:p>
          </table:table-cell>
          <table:table-cell office:value-type="string">
            <text:p>Journal</text:p>
          </table:table-cell>
          <table:table-cell office:value-type="string">
            <text:p>Volume</text:p>
          </table:table-cell>
          <table:table-cell office:value-type="string">
            <text:p>Pages</text:p>
          </table:table-cell>
          <table:table-cell office:value-type="string">
            <text:p>URL</text:p>
          </table:table-cell>
        </table:table-row>
        <table:table-row table:style-name="ro1">
          <table:table-cell office:value-type="string">
            <text:p>M. Dorigo</text:p>
          </table:table-cell>
          <table:table-cell office:value-type="float" office:value="1992">
            <text:p>1992</text:p>
          </table:table-cell>
          <table:table-cell office:value-type="string">
            <text:p>Optimization, Learning and Natural Algorithms</text:p>
          </table:table-cell>
          <table:table-cell office:value-type="string">
            <text:p>PhD thesis, Politecnico di Milano</text:p>
          </table:table-cell>
          <table:table-cell table:number-columns-repeated="2" office:value-type="string">
            <text:p>n/a</text:p>
          </table:table-cell>
          <table:table-cell/>
        </table:table-row>
        <table:table-row table:style-name="ro1">
          <table:table-cell office:value-type="string">
            <text:p>M. Dorigo, V. Maniezzo &amp; A. Colorni</text:p>
          </table:table-cell>
          <table:table-cell office:value-type="float" office:value="1996">
            <text:p>1996</text:p>
          </table:table-cell>
          <table:table-cell office:value-type="string">
            <text:p>Ant System: Optimization by a Colony of Cooperating Agents</text:p>
          </table:table-cell>
          <table:table-cell office:value-type="string">
            <text:p>IEEE Transactions on Systems, Man, and Cybernetics-Part B</text:p>
          </table:table-cell>
          <table:table-cell office:value-type="float" office:value="26">
            <text:p>26</text:p>
          </table:table-cell>
          <table:table-cell office:value-type="string">
            <text:p>29-41</text:p>
          </table:table-cell>
          <table:table-cell/>
        </table:table-row>
        <table:table-row table:style-name="ro1">
          <table:table-cell office:value-type="string">
            <text:p>M. Dorigo &amp; L.M. Gambardella</text:p>
          </table:table-cell>
          <table:table-cell office:value-type="float" office:value="1997">
            <text:p>1997</text:p>
          </table:table-cell>
          <table:table-cell office:value-type="string">
            <text:p>Ant Colony System: A Cooperative Learning Approach to the Traveling Salesman Problem</text:p>
          </table:table-cell>
          <table:table-cell office:value-type="string">
            <text:p>IEEE Transactions on Evolutionary Computation</text:p>
          </table:table-cell>
          <table:table-cell office:value-type="float" office:value="1">
            <text:p>1</text:p>
          </table:table-cell>
          <table:table-cell office:value-type="string">
            <text:p>53-66</text:p>
          </table:table-cell>
          <table:table-cell/>
        </table:table-row>
        <table:table-row table:style-name="ro1">
          <table:table-cell office:value-type="string">
            <text:p>M. Dorigo</text:p>
          </table:table-cell>
          <table:table-cell office:value-type="float" office:value="2007">
            <text:p>2007</text:p>
          </table:table-cell>
          <table:table-cell office:value-type="string">
            <text:p>Ant Colony Optimization</text:p>
          </table:table-cell>
          <table:table-cell office:value-type="string">
            <text:p>Scholarpedia</text:p>
          </table:table-cell>
          <table:table-cell table:number-columns-repeated="2" office:value-type="string">
            <text:p>n/a</text:p>
          </table:table-cell>
          <table:table-cell office:value-type="string">
            <text:p>http://www.scholarpedia.org/article/Ant_Colony_Optimization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2">10/02/2009</text:date>, <text:time>00:1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1T08:17:20</meta:creation-date>
    <dc:date>2009-10-02T00:10:58</dc:date>
    <meta:editing-duration>PT12H23M17S</meta:editing-duration>
    <meta:editing-cycles>1</meta:editing-cycles>
    <meta:document-statistic meta:table-count="3" meta:cell-count="32" meta:object-count="0"/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